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8a98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age analysis</text:h>
      <text:p text:style-name="Standard">This is the data a simple image analysis is outputting. The analysis software we used is <office:annotation office:name="__Annotation__2757_1733192627"><dc:creator>Unknown Author</dc:creator><dc:date>2019-01-26T13:10:28.855000000</dc:date><text:p text:style-name="P2"><text:span text:style-name="T1">Will be linked to fotoforensics.com</text:span></text:p></office:annotation>FotoForensics<office:annotation-end office:name="__Annotation__2757_1733192627"/>. Professional image analysts may get even more data from an image.</text:p>
      <text:p text:style-name="Standard">The GPS coordinates were censored afterwards, because they were too precise for our taste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riginal</text:p>
          </table:table-cell>
          <table:table-cell table:style-name="Table1.B1" office:value-type="string">
            <text:p text:style-name="P1">Anonymised</text:p>
          </table:table-cell>
        </table:table-row>
        <table:table-row>
          <table:table-cell table:style-name="Table1.A2" office:value-type="string">
            <text:p text:style-name="P1">Original image</text:p>
          </table:table-cell>
          <table:table-cell table:style-name="Table1.B2" office:value-type="string">
            <text:p text:style-name="P1">Anonymised Image</text:p>
          </table:table-cell>
        </table:table-row>
        <table:table-row>
          <table:table-cell table:style-name="Table1.A2" office:value-type="string">
            <text:p text:style-name="P1">ELA-Image original</text:p>
          </table:table-cell>
          <table:table-cell table:style-name="Table1.B2" office:value-type="string">
            <text:p text:style-name="P1">ELA-Image anonymised</text:p>
          </table:table-cell>
        </table:table-row>
        <table:table-row>
          <table:table-cell table:style-name="Table1.A2" office:value-type="string">
            <text:p text:style-name="P1">JPEG original</text:p>
          </table:table-cell>
          <table:table-cell table:style-name="Table1.B2" office:value-type="string">
            <text:p text:style-name="P1">JPEG anonymised</text:p>
          </table:table-cell>
        </table:table-row>
        <table:table-row>
          <table:table-cell table:style-name="Table1.A2" office:value-type="string">
            <text:p text:style-name="P1">Original metadata</text:p>
          </table:table-cell>
          <table:table-cell table:style-name="Table1.B2" office:value-type="string">
            <text:p text:style-name="P1">Anonymised metada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09:51.173000000</meta:creation-date>
    <dc:date>2019-01-26T13:11:54.959000000</dc:date>
    <meta:editing-duration>PT2M3S</meta:editing-duration>
    <meta:editing-cycles>1</meta:editing-cycles>
    <meta:document-statistic meta:table-count="1" meta:image-count="0" meta:object-count="0" meta:page-count="1" meta:paragraph-count="13" meta:word-count="62" meta:character-count="423" meta:non-whitespace-character-count="374"/>
    <meta:generator>LibreOffice/6.1.4.2$Windows_X86_64 LibreOffice_project/9d0f32d1f0b509096fd65e0d4bec26ddd1938fd3</meta:generator>
  </office:meta>
</office:document-meta>
</file>